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dy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BgColor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.Body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ody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OnLoad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Vlink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.setOnUnload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.setBackground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.setLink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Alink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